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Console" officeooo:paragraph-rsid="000064d8"/>
    </style:style>
    <style:style style:name="P2" style:family="paragraph" style:parent-style-name="Standard">
      <style:text-properties style:font-name="Lucida Console" officeooo:paragraph-rsid="000064d8" fo:background-color="transparent"/>
    </style:style>
    <style:style style:name="P3" style:family="paragraph" style:parent-style-name="Standard">
      <style:text-properties style:font-name="Lucida Console" officeooo:paragraph-rsid="000170b4"/>
    </style:style>
    <style:style style:name="P4" style:family="paragraph" style:parent-style-name="Standard">
      <style:text-properties style:font-name="Lucida Console" officeooo:paragraph-rsid="00064217"/>
    </style:style>
    <style:style style:name="P5" style:family="paragraph" style:parent-style-name="Standard">
      <style:text-properties officeooo:paragraph-rsid="000064d8"/>
    </style:style>
    <style:style style:name="P6" style:family="paragraph" style:parent-style-name="Standard">
      <style:text-properties officeooo:paragraph-rsid="000170b4"/>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5"><text:bookmark-start text:name="__DdeLink__15_2129032625"/></text:p>
      <text:p text:style-name="P1"/>
      <text:p text:style-name="P1"/>
      <text:p text:style-name="P1"/>
      <text:p text:style-name="P1"/>
      <text:p text:style-name="P1"><text:s/></text:p>
      <text:p text:style-name="P1"><text:s/></text:p>
      <text:p text:style-name="P1"><text:s/></text:p>
      <text:p text:style-name="P1">Segolene Leaune</text:p>
      <text:p text:style-name="P1">16:19 (hace 6 horas)</text:p>
      <text:p text:style-name="P1">para mí</text:p>
      <text:p text:style-name="P1"><text:s/></text:p>
      <text:p text:style-name="P1"><text:s text:c="3"/></text:p>
      <text:p text:style-name="P1">Traducir mensaje</text:p>
      <text:p text:style-name="P1">Desactivar para: inglés</text:p>
      <text:p text:style-name="P1">Hi Manuel,</text:p>
      <text:p text:style-name="P1"><text:s/></text:p>
      <text:p text:style-name="P1">I hope this email finds you well.</text:p>
      <text:p text:style-name="P1"><text:s/></text:p>
      <text:p text:style-name="P1">Sorry I haven't been able to send you the challenges before.</text:p>
      <text:p text:style-name="P1"><text:s/></text:p>
      <text:p text:style-name="P1">Please find below the information regarding the first challenge:</text:p>
      <text:p text:style-name="P1">El primer reto consiste en realizar el tutorial <text:bookmark-start text:name="__DdeLink__8827_3535242441"/>https://dev.to/ibaca/modern-gwt-first-steps-509k,<text:bookmark-start text:name="__DdeLink__8825_3535242441"/><text:bookmark-end text:name="__DdeLink__8827_3535242441"/> es un tutorial sencillo que propone una serie de pasos para empezar un proyecto <text:span text:style-name="T1">GWT</text:span>. Es importante entender <text:bookmark-end text:name="__DdeLink__8825_3535242441"/>bien cada uno de los pasos, puede parecer sencillo pero hay muchos conceptos bastante complejos que se deben controlar. Importante la limpieza, uso de Git y del IDE. Subir a un repositorio privado github con nombre <text:span text:style-name="T1">“ApellidosNombre-Intendia-Challenge”</text:span> en un único commit en el branch “<text:span text:style-name="T1">master</text:span>”. Añade el usuario @<text:span text:style-name="T1">ibaca</text:span> como colaborador.</text:p>
      <text:p text:style-name="P1"><text:s/></text:p>
      <text:p text:style-name="P1">We are expecting this one to be done at the latest by Monday 24th at 8:00 am.</text:p>
      <text:p text:style-name="P1"><text:s/></text:p>
      <text:p text:style-name="P1">Do not hesitate to contact me should you have any questions.</text:p>
      <text:p text:style-name="P1"><text:s/></text:p>
      <text:p text:style-name="P1">Good luck!</text:p>
      <text:p text:style-name="P1"><text:s/></text:p>
      <text:p text:style-name="P1">Kind regards,</text:p>
      <text:p text:style-name="P1">Segolene</text:p>
      <text:p text:style-name="P1"><text:s/></text:p>
      <text:p text:style-name="P1">Ségolène Leaune</text:p>
      <text:p text:style-name="P1">Geotab</text:p>
      <text:p text:style-name="P1">Talent Acquisition Specialist</text:p>
      <text:p text:style-name="P1"><text:s/></text:p>
      <text:p text:style-name="P1">Visit <text:s text:c="10"/>www.geotab.com </text:p>
      <text:p text:style-name="P1">Twitter | Facebook | YouTube | LinkedIn</text:p>
      <text:p text:style-name="P1"><text:s/></text:p>
      <text:p text:style-name="P1"/>
      <text:p text:style-name="P1"><text:s/></text:p>
      <text:p text:style-name="P1"/>
      <text:p text:style-name="P1">Celebrating 20 years of</text:p>
      <text:p text:style-name="P1"><text:s/></text:p>
      <text:p text:style-name="P1">driving innovation.</text:p>
      <text:p text:style-name="P1"><text:s/></text:p>
      <text:p text:style-name="P1"/>
      <text:p text:style-name="P1"><text:s/></text:p>
      <text:p text:style-name="P3"><text:s/><text:bookmark text:name="__DdeLink__17_2129032625"/><text:bookmark-end text:name="__DdeLink__15_2129032625"/></text:p>
      <text:p text:style-name="P3"/>
      <text:p text:style-name="P3"/>
      <text:p text:style-name="P3"/>
      <text:p text:style-name="P3"/>
      <text:p text:style-name="P3"/>
      <text:p text:style-name="P3"/>
      <text:p text:style-name="P3"/>
      <text:p text:style-name="P3"/>
      <text:p text:style-name="P3"/>
      <text:p text:style-name="P3"/>
      <text:p text:style-name="P3"/>
      <text:p text:style-name="P6"><text:bookmark-start text:name="__DdeLink__8829_3535242441"/><text:bookmark-start text:name="__DdeLink__8831_3535242441"/></text:p>
      <text:p text:style-name="P4"><text:bookmark-start text:name="__DdeLink__8833_3535242441"/><text:bookmark-start text:name="__DdeLink__8835_3535242441"/><text:bookmark-end text:name="__DdeLink__8831_3535242441"/><text:bookmark-end text:name="__DdeLink__8829_3535242441"/>https://dev.to/ibaca/modern-gwt-first-steps-509k<text:bookmark-end text:name="__DdeLink__8833_3535242441"/><text:bookmark-end text:name="__DdeLink__8835_353524244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5"><text:bookmark-start text:name="__DdeLink__3_2129032625"/><text:bookmark text:name="__DdeLink__13_2129032625"/></text:p>
      <text:p text:style-name="P1"/>
      <text:p text:style-name="P1"/>
      <text:p text:style-name="P1">Muchas gracias Manuel.</text:p>
      <text:p text:style-name="P1"/>
      <text:p text:style-name="P1">Ahora le paso lo que sigue:</text:p>
      <text:p text:style-name="P1"/>
      <text:p text:style-name="P1">El segundo reto parte del resultado del primero, crear el branch “combine" y añadir un nuevo checkbox con el label "Show coordinates" que activa o desactiva el pintado de las coordenadas. Añade también el evento touchmove, de forma que el pintado funcione tanto en escritorio como en versiones móviles si el usuario arrastra el dedo. Debes combinar estos observables de origen (mouseCoordinates, touchCoordinates y showCoordinates) en un único observable, y finalmente pintar el resultado usando .subscribe((int[] n) -&gt; el.textContent = n.length == 2 ? n[0] + ", " + n[1] : "")). Presenta el resultado en un único commit en el branch “combine”. Pregunta cualquier duda, y presta especial atención a los orígenes y “subscribe” propuestos. Importante entender bien los operadores que se usen y poder explicar por qué se han usado y qué alternativas tenías.</text:p>
      <text:p text:style-name="P1"/>
      <text:p text:style-name="P1">Un saludo,</text:p>
      <text:p text:style-name="P1">Segole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uchas gracias Manuel.</text:p>
      <text:p text:style-name="P1"/>
      <text:p text:style-name="P1">Ahora le paso lo que sigue:</text:p>
      <text:p text:style-name="P1"/>
      <text:p text:style-name="P1">El segundo reto parte del resultado del primero, crear el branch “<text:span text:style-name="T1">combine</text:span>" y añadir un nuevo <text:span text:style-name="T1">checkbox</text:span> con el label <text:span text:style-name="T1">"</text:span><text:bookmark-start text:name="__DdeLink__922_3470396177"/><text:span text:style-name="T1">Show coordinates</text:span><text:bookmark-end text:name="__DdeLink__922_3470396177"/><text:span text:style-name="T1">"</text:span> que activa o desactiva el pintado de las coordenadas. Añade también el evento <text:span text:style-name="T1">touchmove</text:span>, de forma que el pintado funcione tanto en <text:span text:style-name="T1">escritorio como en versiones móviles</text:span> si el usuario <text:span text:style-name="T1">arrastra el dedo</text:span>. Debes combinar estos observables de origen <text:span text:style-name="T1">(mouseCoordinates, touchCoordinates y showCoordinates)</text:span> en un único observable, y finalmente pintar el resultado usando <text:bookmark-start text:name="__DdeLink__9_2129032625"/><text:span text:style-name="T1">.subscribe((int[] n) -&gt; el.textContent = n.length == 2 ? n[0] + ", " + n[1] : "")).</text:span><text:bookmark-end text:name="__DdeLink__9_2129032625"/> Presenta el resultado en un<text:span text:style-name="T1"> único commit</text:span> en el branch “<text:span text:style-name="T1">combine</text:span>”. Pregunta cualquier <text:span text:style-name="T1">duda</text:span>, y presta especial atención a los <text:span text:style-name="T1">orígenes y “subscribe”</text:span> propuestos. Importante <text:span text:style-name="T1">entender</text:span> bien los operadores que se usen y poder explicar <text:span text:style-name="T1">por qué se han usado </text:span>y qué <text:span text:style-name="T1">alternativas</text:span> tenías.</text:p>
      <text:p text:style-name="P1"/>
      <text:p text:style-name="P1">Un saludo,</text:p>
      <text:p text:style-name="P1">Segolene</text:p>
      <text:p text:style-name="P1"/>
      <text:p text:style-name="P1"/>
      <text:p text:style-name="P1"><text:bookmark-end text:name="__DdeLink__3_2129032625"/><text:bookmark text:name="__DdeLink__7_21290326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start text:name="__DdeLink__970_2802025241"/></text:p>
      <text:p text:style-name="P1"/>
      <text:p text:style-name="P1"/>
      <text:p text:style-name="P5"><text:bookmark-start text:name="__DdeLink__1335_3470396177"/><text:bookmark-start text:name="__DdeLink__958_2802025241"/></text:p>
      <text:p text:style-name="P2"><text:bookmark-start text:name="__DdeLink__961_2802025241"/><text:bookmark-start text:name="__DdeLink__1338_3470396177"/><text:bookmark-start text:name="__DdeLink__4053_3535242441"/><text:bookmark-start text:name="__DdeLink__8838_3535242441"/><text:bookmark-end text:name="__DdeLink__1335_3470396177"/><text:bookmark-end text:name="__DdeLink__958_2802025241"/>.subscribe((<text:bookmark-start text:name="__DdeLink__1333_3470396177"/>int[]<text:bookmark-end text:name="__DdeLink__1333_3470396177"/> n) -&gt; el.textContent = n.length == 2 ? n[0] + ", " + n[1] : ""))<text:bookmark-end text:name="__DdeLink__961_2802025241"/><text:bookmark-end text:name="__DdeLink__1338_3470396177"/><text:bookmark-end text:name="__DdeLink__4053_3535242441"/><text:bookmark-end text:name="__DdeLink__8838_3535242441"/></text:p>
      <text:p text:style-name="P2"/>
      <text:p text:style-name="P2"/>
      <text:p text:style-name="P1"><text:bookmark-end text:name="__DdeLink__970_2802025241"/></text:p>
      <text:p text:style-name="P5"><text:bookmark-start text:name="__DdeLink__11_2129032625"/></text:p>
      <text:p text:style-name="P1"/>
      <text:p text:style-name="P1"/>
      <text:p text:style-name="P1"/>
      <text:p text:style-name="P1"><text:bookmark-end text:name="__DdeLink__11_21290326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DdeLink__5_21290326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1:41:12.037000000</meta:creation-date>
    <dc:date>2020-09-02T14:17:20.857000000</dc:date>
    <meta:editing-duration>P1DT15H42M40S</meta:editing-duration>
    <meta:editing-cycles>4</meta:editing-cycles>
    <meta:generator>LibreOffice/6.2.4.2$Windows_x86 LibreOffice_project/2412653d852ce75f65fbfa83fb7e7b669a126d64</meta:generator>
    <meta:document-statistic meta:table-count="0" meta:image-count="0" meta:object-count="0" meta:page-count="1" meta:paragraph-count="54" meta:word-count="488" meta:character-count="3113" meta:non-whitespace-character-count="2626"/>
  </office:meta>
</office:document-meta>
</file>